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 la carne que distrae al perro guardián</text:p>
      <text:p text:style-name="P3"/>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o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el paradigma del clic-siguiente-siguiente), no desarrollo no mantenimiento, de la aplicación pero siempre el código permanece fuera del alcance del cliente, no constituye más que un alquiler de tecnologías. Una segunda acepción esta relacionada de manera más directa con la Administración Publica, en este caso se trata del uso de tecnologías de facto o mejor dicho del inconveniente del uso de tecnologías de facto, en este caso la pregunta es ¿Como no imponer tecnologías a los ciudadanos o como no usar tecnologías impuestas que como consecuencia sumen gastas a los ciudadanos directa o indirectamente? La respuesta es usar estándares mantenidos comunitariamente o por fundaciones sin animo de lucro, como la W3C,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la aplicación de practicas como la llamada </text:span><text:span text:style-name="T1">Adoptar, Extender y Extinguir </text:span><text:span text:style-name="T2">que permite hacer de un estándar una tecnología cerrada y desconocida e impidiendo al mismos la independencia del desarrollador. En ambos casos y de acuerdo a la interpretación presentada el uso de software libre es la respuesta. Esta exposición es simple y las conclusiones parecen seguirse de las premisas, deben bastar para desmontar los argumentos de los oponentes. Pero existen otros acercamientos al termino neutralidad tecnológica, uno de ellos merece especial atención y resulta del enunciado <text:s/>que es secundado por amigos de la comunidad dándolo por acertado, el descubrimiento no es mio, Marshall McLuhan lo refiere de esta maner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Pag32-33 Comprender los medios de comunicación, Marshall McLuhan.</text:p>
      <text:p text:style-name="P1"/>
      <text:p text:style-name="P1">Nuestra respuesta convencional a todos los medios, de que lo que cuenta es cómo se utilizan, es la postura embotada del idiota tecnológico. Porque el &lt;&lt;contenido&gt;&gt; de un medio es como el apetitoso trozo de carne que se lleva el ladrón para distraer al perro guardián de la mente.</text:p>
      <text:p text:style-name="P1"/>
      <text:p text:style-name="P1">De suerte que de manera premeditada o no el termino neutralidad tecnológica, en nuestro contexto por lo menos, al igual que el termino propiedad intelectual funciona como dice el humorista colombiano: <text:span text:style-name="T1">confunde y reinaras</text:span><text:span text:style-name="T2">. Recordando que le termino es usado por nuestros oponentes antes que por nosotros. Superadas las confusiones, debemos decir no a la neutralidad tecnológica cuando no se precise a que se refi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22:17:40</dc:date>
    <dc:creator>omerta </dc:creator>
    <meta:editing-duration>PT3H58M56S</meta:editing-duration>
    <meta:editing-cycles>9</meta:editing-cycles>
    <meta:generator>LibreOffice/3.5$Linux_x86 LibreOffice_project/350m1$Build-2</meta:generator>
    <meta:document-statistic meta:table-count="0" meta:image-count="0" meta:object-count="0" meta:page-count="1" meta:paragraph-count="7" meta:word-count="623" meta:character-count="3846" meta:non-whitespace-character-count="3229"/>
  </office:meta>
</office:document-meta>
</file>